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8ccf" officeooo:paragraph-rsid="00068ccf"/>
    </style:style>
    <style:style style:name="P2" style:family="paragraph" style:parent-style-name="Standard">
      <style:text-properties style:font-name="Arial" fo:font-size="16pt" fo:font-weight="bold" officeooo:rsid="00068ccf" officeooo:paragraph-rsid="00068cc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officeooo:rsid="00081560" officeooo:paragraph-rsid="00094c41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81560" officeooo:paragraph-rsid="00094c41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94c41" officeooo:paragraph-rsid="00094c41" style:font-size-asian="12pt" style:font-size-complex="12pt"/>
    </style:style>
    <style:style style:name="P6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a65cc" officeooo:paragraph-rsid="00094c41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officeooo:rsid="00094c41"/>
    </style:style>
    <style:style style:name="T3" style:family="text">
      <style:text-properties officeooo:rsid="000e3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insatz von Gradientenabstiegsverfahren in Neuronale Netzen</text:p>
      <text:p text:style-name="P1"/>
      <text:p text:style-name="P4">Die Vorlesung wird den Studierenden im 6. Semester des BA Studiengangs Informatik und Elektrotechnik angeboten. Vorausgesetzt, die <text:span text:style-name="T3">Studierende</text:span> haben bereits Erfahrung mit Analysis, linearer Algebra und Programmierung in Python.</text:p>
      <text:p text:style-name="P4"/>
      <text:p text:style-name="P5">Wir beginnen unsere Vorlesung mit der Auffrischung der Grundlagen von Optimierungsgrundlagen aus der Sicht der Analysis. Anschließend stellen wir die Grundlegende Optimierung mit Gradientenabstieg vor.</text:p>
      <text:p text:style-name="P5"/>
      <text:p text:style-name="P5">Sobald wir mit diesen Themen fertig sind, wechseln wir zum Kern der Vorlesung mit der Intuition hinter dem Lernen als Optimierung im Neuronalen Netzwerk und den zugrunde liegenden Mechanismen.</text:p>
      <text:p text:style-name="P5"/>
      <text:p text:style-name="P5">Wir beschreiben das Problem des Gradientenabstiegs in der Rückwärtspropagierung und analysieren verschiedene Gradientenabstiegsmethoden.</text:p>
      <text:p text:style-name="P5"/>
      <text:p text:style-name="P5">Wir gehen schließlich ein Beispiel durch und geben einige Hinweise zu effizienten Implementierungen.</text:p>
      <text:p text:style-name="P5"/>
      <text:p text:style-name="P3"><text:span text:style-name="T2">Wir schließen mit einer Zusammenfassung der wichtigsten Mitteilungen und praktischen Ratschläge.</text:span><text:span text:style-name="T1"><text:tab/>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21:36:14.367458545</meta:creation-date>
    <meta:generator>LibreOffice/5.1.6.2$Linux_X86_64 LibreOffice_project/10m0$Build-2</meta:generator>
    <dc:date>2020-01-04T16:20:14.515340456</dc:date>
    <meta:editing-duration>PT12H20M41S</meta:editing-duration>
    <meta:editing-cycles>5</meta:editing-cycles>
    <meta:document-statistic meta:table-count="0" meta:image-count="0" meta:object-count="0" meta:page-count="1" meta:paragraph-count="7" meta:word-count="126" meta:character-count="1012" meta:non-whitespace-character-count="892"/>
  </office:meta>
</office:document-meta>
</file>